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Courier" style:font-family-generic="swiss" style:font-pitch="variable"/>
    </style:style>
    <style:style style:name="T1" style:family="text">
      <style:text-properties fo:color="#94006b" fo:font-family="Courier" style:font-family-generic="swiss" style:font-pitch="variable"/>
    </style:style>
    <style:style style:name="T2" style:family="text">
      <style:text-properties fo:color="#6b4794" fo:font-family="Courier" style:font-family-generic="swiss" style:font-pitch="variable"/>
    </style:style>
    <style:style style:name="T3" style:family="text">
      <style:text-properties fo:font-family="Courier" style:font-family-generic="swiss" style:font-pitch="variable"/>
    </style:style>
    <style:style style:name="T4" style:family="text">
      <style:text-properties fo:color="#5e11a6" fo:font-family="Courier" style:font-family-generic="swiss" style:font-pitch="variable"/>
    </style:style>
    <style:style style:name="T5" style:family="text">
      <style:text-properties fo:color="#6b0094" fo:font-family="Courier" style:font-family-generic="swiss" style:font-pitch="variable"/>
    </style:style>
    <style:style style:name="T6" style:family="text">
      <style:text-properties fo:color="#4700b8" fo:font-family="Courier" style:font-family-generic="swiss" style:font-pitch="variable"/>
    </style:style>
    <style:style style:name="T7" style:family="text">
      <style:text-properties fo:color="#280099" fo:font-family="Courier" style:font-family-generic="swiss" style:font-pitch="variable"/>
    </style:style>
    <style:style style:name="T8" style:family="text">
      <style:text-properties fo:color="#000080" fo:font-family="Courier" style:font-family-generic="swiss" style:font-pitch="variable"/>
    </style:style>
    <style:style style:name="T9" style:family="text">
      <style:text-properties fo:color="#ff3333" fo:font-family="Courier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171cm" svg:height="7.335cm" svg:x="1.548cm" svg:y="0.6cm">
          <draw:text-box>
            <text:p text:style-name="P1"><text:span text:style-name="T1">&lt;?xml version=''1.0''?&gt;</text:span></text:p>
            <text:p text:style-name="P1"><text:span text:style-name="T2">&lt;complexNumber&gt;</text:span></text:p>
            <text:p text:style-name="P1"><text:span text:style-name="T3"><text:s text:c="3"/></text:span><text:span text:style-name="T4">&lt;name&gt;</text:span><text:span text:style-name="T3">rotationalComponent</text:span><text:span text:style-name="T5">&lt;/name&gt;</text:span></text:p>
            <text:p text:style-name="P1"><text:span text:style-name="T3"><text:s text:c="5"/></text:span><text:span text:style-name="T6">&lt;realPart&gt;</text:span><text:span text:style-name="T3">.80229</text:span><text:span text:style-name="T7">&lt;/realPart&gt;</text:span></text:p>
            <text:p text:style-name="P1"><text:span text:style-name="T3"><text:s text:c="5"/></text:span><text:span text:style-name="T8">&lt;imaginaryPart&gt;</text:span><text:span text:style-name="T3">.59693</text:span><text:span text:style-name="T8">&lt;/imaginaryPart&gt;</text:span></text:p>
            <text:p text:style-name="P1"><text:span text:style-name="T2">&lt;/complexNumber&gt;</text:span></text:p>
            <text:p text:style-name="P1"><text:span text:style-name="T2"/></text:p>
            <text:p text:style-name="P1"><text:span text:style-name="T2"/></text:p>
            <text:p text:style-name="P1"><text:span text:style-name="T9">...</text:span></text:p>
            <text:p text:style-name="P1"><text:span text:style-name="T9"><text:s/></text:span><text:span text:style-name="T9">&lt;xsd:element name="realPart" type="xsd:double"/&gt;</text:span></text:p>
            <text:p text:style-name="P1"><text:span text:style-name="T9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13T16:56:11</meta:creation-date>
    <dc:date>2007-03-13T17:36:45</dc:date>
    <dc:language>de-DE</dc:language>
    <meta:editing-cycles>3</meta:editing-cycles>
    <meta:editing-duration>PT5M2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